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ac4" officeooo:paragraph-rsid="001eaac4" style:font-weight-asian="bold" style:font-weight-complex="bold"/>
    </style:style>
    <style:style style:name="P2" style:family="paragraph" style:parent-style-name="Text_20_body">
      <style:text-properties officeooo:rsid="0012e879" officeooo:paragraph-rsid="0012e879"/>
    </style:style>
    <style:style style:name="P3" style:family="paragraph" style:parent-style-name="Text_20_body">
      <style:text-properties officeooo:rsid="0012e879" officeooo:paragraph-rsid="001de97e"/>
    </style:style>
    <style:style style:name="P4" style:family="paragraph" style:parent-style-name="Text_20_body" style:list-style-name="L1">
      <style:text-properties officeooo:rsid="0014e046" officeooo:paragraph-rsid="0014e046"/>
    </style:style>
    <style:style style:name="P5" style:family="paragraph" style:parent-style-name="Text_20_body" style:list-style-name="L10">
      <style:text-properties officeooo:rsid="0014e046" officeooo:paragraph-rsid="0020dcaa"/>
    </style:style>
    <style:style style:name="P6" style:family="paragraph" style:parent-style-name="Text_20_body" style:list-style-name="L10">
      <style:text-properties officeooo:rsid="00164b64" officeooo:paragraph-rsid="0020dcaa"/>
    </style:style>
    <style:style style:name="P7" style:family="paragraph" style:parent-style-name="Text_20_body" style:list-style-name="L4">
      <style:text-properties officeooo:rsid="0016f103" officeooo:paragraph-rsid="0016f103"/>
    </style:style>
    <style:style style:name="P8" style:family="paragraph" style:parent-style-name="Text_20_body" style:list-style-name="L5">
      <style:text-properties officeooo:rsid="0016f103" officeooo:paragraph-rsid="001de97e"/>
    </style:style>
    <style:style style:name="P9" style:family="paragraph" style:parent-style-name="Text_20_body">
      <style:text-properties officeooo:rsid="0018465a" officeooo:paragraph-rsid="0018465a"/>
    </style:style>
    <style:style style:name="P10" style:family="paragraph" style:parent-style-name="Text_20_body" style:list-style-name="L4">
      <style:text-properties officeooo:rsid="001a7b92" officeooo:paragraph-rsid="001a7b92"/>
    </style:style>
    <style:style style:name="P11" style:family="paragraph" style:parent-style-name="Text_20_body">
      <style:text-properties officeooo:rsid="001b1046" officeooo:paragraph-rsid="001b1046"/>
    </style:style>
    <style:style style:name="P12" style:family="paragraph" style:parent-style-name="Text_20_body">
      <style:text-properties officeooo:rsid="001b1046" officeooo:paragraph-rsid="001eaac4"/>
    </style:style>
    <style:style style:name="P13" style:family="paragraph" style:parent-style-name="Text_20_body">
      <style:text-properties officeooo:rsid="001c6cd9" officeooo:paragraph-rsid="001c6cd9"/>
    </style:style>
    <style:style style:name="P14" style:family="paragraph" style:parent-style-name="Text_20_body" style:list-style-name="L4">
      <style:text-properties officeooo:rsid="001c6cd9" officeooo:paragraph-rsid="001c6cd9"/>
    </style:style>
    <style:style style:name="P15" style:family="paragraph" style:parent-style-name="Text_20_body">
      <style:text-properties officeooo:rsid="001c6cd9" officeooo:paragraph-rsid="001eaac4"/>
    </style:style>
    <style:style style:name="P16" style:family="paragraph" style:parent-style-name="Text_20_body">
      <style:text-properties officeooo:rsid="001c6cd9" officeooo:paragraph-rsid="002a3986"/>
    </style:style>
    <style:style style:name="P17" style:family="paragraph" style:parent-style-name="Text_20_body">
      <style:text-properties officeooo:rsid="001de38e" officeooo:paragraph-rsid="001de38e"/>
    </style:style>
    <style:style style:name="P18" style:family="paragraph" style:parent-style-name="Text_20_body" style:list-style-name="L6">
      <style:text-properties officeooo:rsid="001de38e" officeooo:paragraph-rsid="001de38e"/>
    </style:style>
    <style:style style:name="P19" style:family="paragraph" style:parent-style-name="Text_20_body" style:list-style-name="L7">
      <style:text-properties officeooo:rsid="001de38e" officeooo:paragraph-rsid="001de38e"/>
    </style:style>
    <style:style style:name="P20" style:family="paragraph" style:parent-style-name="Text_20_body" style:list-style-name="L9">
      <style:text-properties officeooo:rsid="001de38e" officeooo:paragraph-rsid="001eaac4"/>
    </style:style>
    <style:style style:name="P21" style:family="paragraph" style:parent-style-name="Text_20_body">
      <style:text-properties officeooo:rsid="001de38e" officeooo:paragraph-rsid="001de97e"/>
    </style:style>
    <style:style style:name="P22" style:family="paragraph" style:parent-style-name="Text_20_body">
      <style:text-properties officeooo:paragraph-rsid="001de97e"/>
    </style:style>
    <style:style style:name="P23" style:family="paragraph" style:parent-style-name="Text_20_body">
      <style:text-properties officeooo:rsid="001eaac4" officeooo:paragraph-rsid="001eaac4"/>
    </style:style>
    <style:style style:name="P24" style:family="paragraph" style:parent-style-name="Text_20_body" style:list-style-name="L10">
      <style:text-properties officeooo:rsid="001fc6be" officeooo:paragraph-rsid="002468f7"/>
    </style:style>
    <style:style style:name="P25" style:family="paragraph" style:parent-style-name="Text_20_body" style:list-style-name="L5">
      <style:text-properties officeooo:rsid="0020dcaa" officeooo:paragraph-rsid="0020dcaa"/>
    </style:style>
    <style:style style:name="P26" style:family="paragraph" style:parent-style-name="Text_20_body" style:list-style-name="L10">
      <style:text-properties officeooo:rsid="0020dcaa" officeooo:paragraph-rsid="0020dcaa"/>
    </style:style>
    <style:style style:name="P27" style:family="paragraph" style:parent-style-name="Text_20_body" style:list-style-name="L10">
      <style:text-properties officeooo:rsid="0022d676" officeooo:paragraph-rsid="0022d676"/>
    </style:style>
    <style:style style:name="P28" style:family="paragraph" style:parent-style-name="Text_20_body" style:list-style-name="L10">
      <style:text-properties officeooo:rsid="00244826" officeooo:paragraph-rsid="00244826"/>
    </style:style>
    <style:style style:name="P29" style:family="paragraph" style:parent-style-name="Text_20_body" style:list-style-name="L10">
      <style:text-properties officeooo:rsid="0024f109" officeooo:paragraph-rsid="0024f109"/>
    </style:style>
    <style:style style:name="P30" style:family="paragraph" style:parent-style-name="Text_20_body">
      <style:text-properties officeooo:rsid="0024f109" officeooo:paragraph-rsid="0024f109"/>
    </style:style>
    <style:style style:name="P31" style:family="paragraph" style:parent-style-name="Text_20_body">
      <style:text-properties fo:font-weight="normal" officeooo:rsid="001c6cd9" officeooo:paragraph-rsid="00289b94" style:font-weight-asian="normal" style:font-weight-complex="normal"/>
    </style:style>
    <style:style style:name="P32" style:family="paragraph" style:parent-style-name="Text_20_body">
      <style:text-properties fo:font-weight="normal" officeooo:rsid="00289b94" officeooo:paragraph-rsid="00289b94" style:font-weight-asian="normal" style:font-weight-complex="normal"/>
    </style:style>
    <style:style style:name="P33" style:family="paragraph" style:parent-style-name="Text_20_body">
      <style:text-properties officeooo:rsid="002a3986" officeooo:paragraph-rsid="002a3986"/>
    </style:style>
    <style:style style:name="P34" style:family="paragraph" style:parent-style-name="Text_20_body" style:list-style-name="L11">
      <style:text-properties officeooo:rsid="002a3986" officeooo:paragraph-rsid="002a3986"/>
    </style:style>
    <style:style style:name="P35" style:family="paragraph" style:parent-style-name="Text_20_body">
      <style:text-properties fo:font-weight="bold" officeooo:rsid="002a3986" officeooo:paragraph-rsid="002a3986" style:font-weight-asian="bold" style:font-weight-complex="bold"/>
    </style:style>
    <style:style style:name="P36" style:family="paragraph" style:parent-style-name="Text_20_body" style:list-style-name="L9">
      <style:text-properties officeooo:rsid="002ae887" officeooo:paragraph-rsid="002ae887"/>
    </style:style>
    <style:style style:name="P37" style:family="paragraph" style:parent-style-name="Text_20_body" style:list-style-name="L9">
      <style:text-properties officeooo:rsid="002b09b8" officeooo:paragraph-rsid="002b09b8"/>
    </style:style>
    <style:style style:name="P38" style:family="paragraph" style:parent-style-name="Text_20_body" style:list-style-name="L11">
      <style:text-properties officeooo:rsid="002b09b8" officeooo:paragraph-rsid="002b09b8"/>
    </style:style>
    <style:style style:name="P39" style:family="paragraph" style:parent-style-name="Text_20_body">
      <style:text-properties officeooo:rsid="002b0fa9" officeooo:paragraph-rsid="002b0fa9"/>
    </style:style>
    <style:style style:name="P40" style:family="paragraph" style:parent-style-name="Title">
      <style:text-properties officeooo:rsid="0010ee12" officeooo:paragraph-rsid="0010ee12"/>
    </style:style>
    <style:style style:name="P41" style:family="paragraph" style:parent-style-name="Heading_20_1">
      <style:text-properties officeooo:rsid="0010ee12" officeooo:paragraph-rsid="0010ee12"/>
    </style:style>
    <style:style style:name="P42" style:family="paragraph" style:parent-style-name="Heading_20_1">
      <style:text-properties officeooo:rsid="0012e879" officeooo:paragraph-rsid="0012e879"/>
    </style:style>
    <style:style style:name="P43" style:family="paragraph" style:parent-style-name="Heading_20_1">
      <style:text-properties officeooo:paragraph-rsid="0018465a"/>
    </style:style>
    <style:style style:name="P44" style:family="paragraph" style:parent-style-name="Heading_20_1">
      <style:text-properties officeooo:rsid="001b1046" officeooo:paragraph-rsid="001b1046"/>
    </style:style>
    <style:style style:name="P45" style:family="paragraph" style:parent-style-name="Heading_20_3">
      <style:text-properties officeooo:rsid="0018465a" officeooo:paragraph-rsid="0018465a"/>
    </style:style>
    <style:style style:name="P46" style:family="paragraph" style:parent-style-name="Heading_20_3">
      <style:text-properties officeooo:rsid="001de97e" officeooo:paragraph-rsid="001de97e"/>
    </style:style>
    <style:style style:name="T1" style:family="text">
      <style:text-properties officeooo:rsid="0014e046"/>
    </style:style>
    <style:style style:name="T2" style:family="text">
      <style:text-properties officeooo:rsid="0016f103"/>
    </style:style>
    <style:style style:name="T3" style:family="text">
      <style:text-properties officeooo:rsid="0018465a"/>
    </style:style>
    <style:style style:name="T4" style:family="text">
      <style:text-properties officeooo:rsid="001a7b92"/>
    </style:style>
    <style:style style:name="T5" style:family="text">
      <style:text-properties officeooo:rsid="001de38e"/>
    </style:style>
    <style:style style:name="T6" style:family="text">
      <style:text-properties officeooo:rsid="001eaac4"/>
    </style:style>
    <style:style style:name="T7" style:family="text">
      <style:text-properties officeooo:rsid="001fc6be"/>
    </style:style>
    <style:style style:name="T8" style:family="text">
      <style:text-properties officeooo:rsid="0020dca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2d676"/>
    </style:style>
    <style:style style:name="T12" style:family="text">
      <style:text-properties style:text-position="sub 58%" officeooo:rsid="002468f7"/>
    </style:style>
    <style:style style:name="T13" style:family="text">
      <style:text-properties style:text-position="0% 100%" officeooo:rsid="002468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6e1ef" style:font-weight-asian="bold" style:font-weight-complex="bold"/>
    </style:style>
    <style:style style:name="T16" style:family="text">
      <style:text-properties fo:font-weight="bold" officeooo:rsid="00289b94" style:font-weight-asian="bold" style:font-weight-complex="bold"/>
    </style:style>
    <style:style style:name="T17" style:family="text">
      <style:text-properties fo:font-weight="bold" officeooo:rsid="002a3986" style:font-weight-asian="bold" style:font-weight-complex="bold"/>
    </style:style>
    <style:style style:name="T18" style:family="text">
      <style:text-properties officeooo:rsid="0026e1ef"/>
    </style:style>
    <style:style style:name="T19" style:family="text">
      <style:text-properties officeooo:rsid="00289b94"/>
    </style:style>
    <style:style style:name="T20" style:family="text">
      <style:text-properties officeooo:rsid="002a3986"/>
    </style:style>
    <style:style style:name="T21" style:family="text">
      <style:text-properties officeooo:rsid="002ae887"/>
    </style:style>
    <style:style style:name="T22" style:family="text">
      <style:text-properties officeooo:rsid="002b0fa9"/>
    </style:style>
    <style:style style:name="T23" style:family="text">
      <style:text-properties officeooo:rsid="002e50d6"/>
    </style:style>
    <style:style style:name="T24" style:family="text">
      <style:text-properties officeooo:rsid="002ede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Resumen MH </text:p>
      <text:h text:style-name="P42" text:outline-level="1">General</text:h>
      <text:p text:style-name="P2">- Representaciones</text:p>
      <text:list xml:id="list1052243426" text:style-name="L1">
        <text:list-item>
          <text:p text:style-name="P4">Permutación</text:p>
        </text:list-item>
        <text:list-item>
          <text:p text:style-name="P4">Vector Binario</text:p>
        </text:list-item>
        <text:list-item>
          <text:p text:style-name="P4">Vector de<text:span text:style-name="T8"> valores reales de</text:span> tamaño m </text:p>
        </text:list-item>
      </text:list>
      <text:p text:style-name="P2">- Función objetivo<text:span text:style-name="T1">/evaluación</text:span></text:p>
      <text:h text:style-name="P44" text:outline-level="1">Problemas</text:h>
      <text:p text:style-name="P11">- Viajante de comercio </text:p>
      <text:p text:style-name="P13">- Problema de la mochila </text:p>
      <text:p text:style-name="P39">- Problema del árbol generador minimal con máximo número de hojas </text:p>
      <text:p text:style-name="P39">- Problema del máximo ancho de banda en un grafo </text:p>
      <text:p text:style-name="P39">- P-medias </text:p>
      <text:p text:style-name="P39">- Máximo conjunto independiente</text:p>
      <text:p text:style-name="P39">- Selección de subconjuntos </text:p>
      <text:p text:style-name="P11">- Problemas de diversidad y convergencia y problemas multimodales </text:p>
      <text:p text:style-name="P39">- Problema de configuraciones de vehículos </text:p>
      <text:p text:style-name="P39">- Selección de conjuntos de tamaño <text:s/>m </text:p>
      <text:p text:style-name="P39">- Problema de la máxima diversidad </text:p>
      <text:p text:style-name="P39">- Problema de mínima planificación de multiprocesadores </text:p>
      <text:p text:style-name="P39">- Problema de separación de una muestra en 2 conjuntos </text:p>
      <text:p text:style-name="P39">- Problema de matrices</text:p>
      <text:p text:style-name="P39">- Optimización de funciones </text:p>
      <text:h text:style-name="P41" text:outline-level="1">Algoritmos </text:h>
      <text:h text:style-name="P46" text:outline-level="3"><text:span text:style-name="T18">1. </text:span>Basadas en poblaciones </text:h>
      <text:p text:style-name="P1"><text:span text:style-name="T18">1.1 </text:span>Algoritmos Evolutivos<text:span text:style-name="T7">/Computación evolutiva</text:span> </text:p>
      <text:p text:style-name="P3">- <text:span text:style-name="T18">1.1.1 </text:span>Algoritmos <text:span text:style-name="T6">G</text:span>enéticos <text:span text:style-name="T4">/ AGs / Genetic Algorithms </text:span></text:p>
      <text:list xml:id="list3456438980" text:style-name="L5">
        <text:list-item>
          <text:p text:style-name="P8"><text:span text:style-name="T9">Representación</text:span> = cromosoma<text:span text:style-name="T8">. Vector de números reales. </text:span></text:p>
        </text:list-item>
        <text:list-item>
          <text:p text:style-name="P25"><text:span text:style-name="T9">Incialización</text:span>. Distribución uniforme sobre un intervalo. </text:p>
        </text:list-item>
        <text:list-item>
          <text:p text:style-name="P25"><text:soft-page-break/><text:span text:style-name="T9">Genotipo</text:span> (codificación) y <text:span text:style-name="T9">fenotipo</text:span> (lo que representa) </text:p>
        </text:list-item>
        <text:list-item>
          <text:p text:style-name="P25"><text:span text:style-name="T9">Función de evaluación</text:span>: Asocia a la representación un valor real de evaluación </text:p>
        </text:list-item>
      </text:list>
      <text:list xml:id="list2389774578" text:style-name="L10">
        <text:list-item>
          <text:p text:style-name="P5"><text:span text:style-name="T9">Operador de cruce</text:span><text:span text:style-name="T8">.</text:span> </text:p>
          <text:list>
            <text:list-item>
              <text:p text:style-name="P28">BLX-alfa<text:span text:style-name="T20"> / Blend Crossover Intervalo [C</text:span><text:span text:style-name="T12">min </text:span><text:span text:style-name="T13">- I·alfa, C</text:span><text:span text:style-name="T12">max</text:span><text:span text:style-name="T13">+I·alfa]</text:span></text:p>
            </text:list-item>
            <text:list-item>
              <text:p text:style-name="P28">OX</text:p>
            </text:list-item>
            <text:list-item>
              <text:p text:style-name="P28">CA / Cruce Aritmético </text:p>
            </text:list-item>
          </text:list>
        </text:list-item>
        <text:list-item>
          <text:p text:style-name="P6"><text:span text:style-name="T9">Operador de mutación</text:span><text:span text:style-name="T8">. </text:span><text:s/></text:p>
        </text:list-item>
        <text:list-item>
          <text:p text:style-name="P26"><text:span text:style-name="T9">Operador de selección</text:span><text:span text:style-name="T11">: </text:span></text:p>
          <text:list>
            <text:list-item>
              <text:p text:style-name="P27"><text:span text:style-name="T10">Torneo (TS)</text:span></text:p>
            </text:list-item>
            <text:list-item>
              <text:p text:style-name="P27"><text:span text:style-name="T10">Orden Lineal (LR): La población se ordena por fitness y se da mayor probabilidad a los primeros <text:tab/></text:span></text:p>
            </text:list-item>
            <text:list-item>
              <text:p text:style-name="P27"><text:span text:style-name="T10">Selección Aleatoria (RS) </text:span></text:p>
            </text:list-item>
            <text:list-item>
              <text:p text:style-name="P27"><text:span text:style-name="T10">Emparejamiento Variado Inverso (NAM): Se escoge uno aleatoriamente. El otro se escoge tan lejos como se pueda. </text:span></text:p>
            </text:list-item>
            <text:list-item>
              <text:p text:style-name="P27"><text:span text:style-name="T10">Selección por Ruleta (Clásico): Probabilidad de selección proporcional al valor del fitness</text:span></text:p>
            </text:list-item>
          </text:list>
        </text:list-item>
        <text:list-item>
          <text:p text:style-name="P26"><text:span text:style-name="T9">Cómo reemplazar</text:span>. </text:p>
          <text:list>
            <text:list-item>
              <text:p text:style-name="P24">Generacional<text:span text:style-name="T8">: En cada iteración la nueva población reemplaza directamente a la antigua </text:span></text:p>
            </text:list-item>
            <text:list-item>
              <text:p text:style-name="P24">Estacionario<text:span text:style-name="T8">: Elitista. No se reemplazan los mejores cromosomas de la población</text:span></text:p>
              <text:list>
                <text:list-item>
                  <text:p text:style-name="P29">Reemplazar al peor de la población (RW) </text:p>
                </text:list-item>
                <text:list-item>
                  <text:p text:style-name="P29">Torneo restringido (RTS) </text:p>
                </text:list-item>
                <text:list-item>
                  <text:p text:style-name="P29">Peor entre semejantes (WAMS) </text:p>
                </text:list-item>
                <text:list-item>
                  <text:p text:style-name="P29">Algoritmo de Crowding Determinístico (DC). El hijo reemplaza a su padre más parecido. </text:p>
                </text:list-item>
              </text:list>
            </text:list-item>
          </text:list>
        </text:list-item>
        <text:list-item>
          <text:p text:style-name="P26"><text:span text:style-name="T9">Condición de parada</text:span>. </text:p>
          <text:list>
            <text:list-item>
              <text:p text:style-name="P29">Número máximo de evaluaciones </text:p>
            </text:list-item>
            <text:list-item>
              <text:p text:style-name="P29">Después de algunas iteraciones sin mejora </text:p>
            </text:list-item>
          </text:list>
        </text:list-item>
      </text:list>
      <text:p text:style-name="P21"><text:tab/>- Con nicho </text:p>
      <text:p text:style-name="P23">- <text:span text:style-name="T18">1.1.2 </text:span>Estrategias de Evolución / Evolutionary Strategies <text:s/></text:p>
      <text:p text:style-name="P23">- <text:span text:style-name="T18">1.1.3 </text:span>Programación Evolutiva / Evolutionary Programming </text:p>
      <text:p text:style-name="P12">- <text:span text:style-name="T18">1.1.4 </text:span>Programación <text:span text:style-name="T6">G</text:span>enética<text:span text:style-name="T6"> / Genetic Programming </text:span></text:p>
      <text:p text:style-name="P15"><text:span text:style-name="T14"/></text:p>
      <text:p text:style-name="P16"><text:soft-page-break/><text:span text:style-name="T15">1.2. </text:span><text:span text:style-name="T16">Algoritmos Evolutivos de Parámetros Reales</text:span><text:span text:style-name="T17"> / </text:span><text:span text:style-name="T16">Algoritmo Genéticos con Codificación Real / Real-Coded Genetic Algorith / RCGAs </text:span></text:p>
      <text:p text:style-name="P32">- 1.2.<text:span text:style-name="T20">1</text:span> Estrategias de Evolución <text:span text:style-name="T20">/ Evolution Strategies / ES </text:span><text:s/></text:p>
      <text:p text:style-name="P31"><text:span text:style-name="T19">- 1.2.2 </text:span>Evolución diferencial<text:span text:style-name="T20"> / Differential Evolution / DE <text:s/></text:span></text:p>
      <text:list xml:id="list2710312080" text:style-name="L9">
        <text:list-item>
          <text:p text:style-name="P20">Característias</text:p>
          <text:list>
            <text:list-item>
              <text:p text:style-name="P36">Inicialización</text:p>
            </text:list-item>
            <text:list-item>
              <text:p text:style-name="P36">Generación</text:p>
            </text:list-item>
            <text:list-item>
              <text:p text:style-name="P36">Recombinación Discreta </text:p>
            </text:list-item>
            <text:list-item>
              <text:p text:style-name="P36">Reemplazamiento </text:p>
            </text:list-item>
          </text:list>
        </text:list-item>
        <text:list-item>
          <text:p text:style-name="P20">Diferencias<text:span text:style-name="T21"> con el resto de algoritmos </text:span></text:p>
          <text:list>
            <text:list-item>
              <text:p text:style-name="P37">Enfatiza la mutación </text:p>
            </text:list-item>
            <text:list-item>
              <text:p text:style-name="P37">Operador de cruce a posteriori de la mutación</text:p>
            </text:list-item>
          </text:list>
        </text:list-item>
        <text:list-item>
          <text:p text:style-name="P20">Algoritmo </text:p>
        </text:list-item>
      </text:list>
      <text:p text:style-name="P33">- 1.2.3 Nube de Partículas / Particle Swarm Optimization / PSO </text:p>
      <text:list xml:id="list2509651736" text:style-name="L11">
        <text:list-item>
          <text:p text:style-name="P34">Evolución</text:p>
          <text:p text:style-name="P38">Cada particula sabe su distancia al objetivo y lo comunica al resto, que se mueven en esa dirección</text:p>
        </text:list-item>
      </text:list>
      <text:p text:style-name="P33">- 1.2.4 Algoritmos Meméticos con Codificación Real / Real Coding Memetic Algorithms / RCMA</text:p>
      <text:h text:style-name="P46" text:outline-level="3"><text:span text:style-name="T18">2. </text:span>Algoritmos meméticos </text:h>
      <text:p text:style-name="P22"/>
      <text:h text:style-name="P46" text:outline-level="3"><text:span text:style-name="T18">3. </text:span>Basadas en trayectorias<text:span text:style-name="T22">/Entornos</text:span></text:h>
      <text:p text:style-name="P22"/>
      <text:h text:style-name="P46" text:outline-level="3"><text:span text:style-name="T18">4. </text:span>Adaptación social </text:h>
      <text:p text:style-name="P22"/>
      <text:p text:style-name="P35">Algoritmos sin clasificar todavía: </text:p>
      <text:p text:style-name="P11">- BL / Búsqueda Local </text:p>
      <text:p text:style-name="P2">- Simulated Annealing<text:span text:style-name="T2"> <text:s/>/ Enfriamiento simulado / ES </text:span></text:p>
      <text:list xml:id="list1499852847" text:style-name="L4">
        <text:list-item>
          <text:p text:style-name="P7">Operador de vecindario </text:p>
        </text:list-item>
        <text:list-item>
          <text:p text:style-name="P10">Operador de movimiento </text:p>
        </text:list-item>
        <text:list-item>
          <text:p text:style-name="P14">Esquemas de enfriamiento </text:p>
        </text:list-item>
      </text:list>
      <text:p text:style-name="P2">- Tabú search<text:span text:style-name="T4"> / Búsqueda Tabú </text:span></text:p>
      <text:p text:style-name="P17">- Algoritmo CHC </text:p>
      <text:list xml:id="list1507910852" text:style-name="L6">
        <text:list-item>
          <text:p text:style-name="P18"><text:soft-page-break/>Componente 1 </text:p>
        </text:list-item>
        <text:list-item>
          <text:p text:style-name="P18">Componente 2 </text:p>
        </text:list-item>
        <text:list-item>
          <text:p text:style-name="P18">Componente 3 </text:p>
        </text:list-item>
        <text:list-item>
          <text:p text:style-name="P18">Componente 4 </text:p>
        </text:list-item>
      </text:list>
      <text:p text:style-name="P9">- ILS </text:p>
      <text:p text:style-name="P13">- Algoritmos de colonias de hormigas / ACO <text:span text:style-name="T5">/ CH / ACS</text:span></text:p>
      <text:list xml:id="list792530606" text:style-name="L7">
        <text:list-item>
          <text:p text:style-name="P19">Regla de actualización de feromona en línea. Pasos: </text:p>
        </text:list-item>
      </text:list>
      <text:p text:style-name="P17">- Sistemas de horminas / AS </text:p>
      <text:p text:style-name="P13">- Metaheurísticas híbridas</text:p>
      <text:p text:style-name="P11">- Modelos basados en adaptación social / swarm intelligence </text:p>
      <text:p text:style-name="P11">- Algoritmos multiarranque </text:p>
      <text:h text:style-name="P44" text:outline-level="1">ETC</text:h>
      <text:p text:style-name="P11">- Cómo seleccionar la metaheurística adecuada </text:p>
      <text:p text:style-name="P11">- Algoritmo voraz vs BL </text:p>
      <text:p text:style-name="P13">- Teorema de "No Free Lunch" </text:p>
      <text:p text:style-name="P13">- Intensificación<text:span text:style-name="T5">/explotación</text:span> y diversificación<text:span text:style-name="T5">/exploración</text:span> </text:p>
      <text:p text:style-name="P13">- Paralelización en metaheurísticas. Ejemplo y ventajas. </text:p>
      <text:p text:style-name="P17">- Características de la MH ideal </text:p>
      <text:p text:style-name="P30">- Influencia tamaño población en algoritmos evolutivos </text:p>
      <text:p text:style-name="P2"/>
      <text:h text:style-name="P43" text:outline-level="1"><text:span text:style-name="T3">Ejercicios tipo </text:span></text:h>
      <text:h text:style-name="P45" text:outline-level="3">Descripción de un problema </text:h>
      <text:p text:style-name="P9">- Lista de algoritmos más adecuados. Justificación. Ventajas e inconvenientes. </text:p>
      <text:p text:style-name="P9">- Algoritmo genético. Representación, función objetivo, operadores de cruce y mutación. Formulación y ejemplo de funcionamiento. </text:p>
      <text:p text:style-name="P9">- ¿PSO funcionarí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9T13:05:22.836308352</meta:creation-date>
    <dc:date>2022-06-19T17:20:13.594367140</dc:date>
    <meta:editing-duration>PT1H40M46S</meta:editing-duration>
    <meta:editing-cycles>13</meta:editing-cycles>
    <meta:generator>LibreOffice/6.1.5.2$Linux_X86_64 LibreOffice_project/10$Build-2</meta:generator>
    <meta:document-statistic meta:table-count="0" meta:image-count="0" meta:object-count="0" meta:page-count="4" meta:paragraph-count="107" meta:word-count="651" meta:character-count="4169" meta:non-whitespace-character-count="3582"/>
  </office:meta>
</office:document-meta>
</file>